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5000000490FDD2AD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cm, 11.52cm, 5.761cm, 13.651cm)" draw:image-opacity="100%" style:mirror="none"/>
    </style:style>
    <style:style style:name="gr2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FreeMono" style:font-family-generic="modern" style:font-pitch="fixed" fo:font-size="8pt" style:font-size-asian="8pt" style:font-size-complex="8pt"/>
    </style:style>
    <style:style style:name="P5" style:family="paragraph"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FreeMono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6cm" svg:height="8.998cm" svg:x="2.7cm" svg:y="3.402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2" draw:text-style-name="P1" draw:layer="layout" svg:width="0.2cm" svg:height="0.6cm" svg:x="2.9cm" svg:y="3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cm" svg:height="0.6cm" svg:x="3.3cm" svg:y="3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12.6cm" svg:height="9cm" svg:x="2.7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1cm" svg:height="0.4cm" svg:x="2.7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4cm" svg:height="0.607cm" svg:x="11.7cm" svg:y="2.9cm">
          <draw:text-box>
            <text:p text:style-name="P2"><text:span text:style-name="T1">Pyland</text:span></text:p>
          </draw:text-box>
        </draw:frame>
        <draw:line draw:style-name="gr6" draw:text-style-name="P1" draw:layer="layout" svg:x1="22.8cm" svg:y1="3cm" svg:x2="22.7cm" svg:y2="12.4cm">
          <text:p/>
        </draw:line>
        <draw:line draw:style-name="gr6" draw:text-style-name="P1" draw:layer="layout" svg:x1="15.3cm" svg:y1="12.4cm" svg:x2="22.7cm" svg:y2="12.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8" draw:text-style-name="P1" draw:layer="layout" svg:width="20cm" svg:height="15cm" svg:x="4cm" svg:y="2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6cm" svg:height="6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5cm" svg:x="16.6cm" svg:y="2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cm" svg:y1="11.2cm" svg:x2="24cm" svg:y2="11.2cm">
          <text:p/>
        </draw:line>
        <draw:frame draw:style-name="gr1" draw:text-style-name="P1" draw:layer="layout" svg:width="12.6cm" svg:height="8.998cm" svg:x="4cm" svg:y="2.202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2" draw:text-style-name="P1" draw:layer="layout" svg:width="0.2cm" svg:height="0.6cm" svg:x="4.2cm" svg:y="2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cm" svg:height="0.6cm" svg:x="4.6cm" svg:y="2.4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12.6cm" svg:height="9cm" svg:x="4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6cm" svg:height="6.215cm" svg:x="4cm" svg:y="11.2cm">
          <draw:text-box>
            <text:p text:style-name="P2"><text:span text:style-name="T2">01. &gt; python code goes here</text:span></text:p>
            <text:p text:style-name="P2"><text:span text:style-name="T2">02. &gt;</text:span></text:p>
            <text:p text:style-name="P2"><text:span text:style-name="T2">03. &gt;</text:span></text:p>
            <text:p text:style-name="P2"><text:span text:style-name="T2">04. &gt;</text:span></text:p>
            <text:p text:style-name="P2"><text:span text:style-name="T2">05. &gt;</text:span></text:p>
            <text:p text:style-name="P2"><text:span text:style-name="T2">06. &gt;</text:span></text:p>
            <text:p text:style-name="P2"><text:span text:style-name="T2">07. &gt;</text:span></text:p>
            <text:p text:style-name="P2"><text:span text:style-name="T2">08. &gt;</text:span></text:p>
            <text:p text:style-name="P2"><text:span text:style-name="T2">09. &gt;</text:span></text:p>
            <text:p text:style-name="P2"><text:span text:style-name="T2">10. &gt;</text:span></text:p>
            <text:p text:style-name="P2"><text:span text:style-name="T2">11. &gt;</text:span></text:p>
            <text:p text:style-name="P2"><text:span text:style-name="T2">12. &gt;</text:span></text:p>
            <text:p text:style-name="P2"><text:span text:style-name="T2">13. &gt;</text:span></text:p>
            <text:p text:style-name="P2"><text:span text:style-name="T2">14. &gt;</text:span></text:p>
            <text:p text:style-name="P2"><text:span text:style-name="T2">15. &gt;</text:span></text:p>
            <text:p text:style-name="P2"><text:span text:style-name="T2">16. &gt;</text:span></text:p>
            <text:p text:style-name="P2"><text:span text:style-name="T2">17. &gt;</text:span></text:p>
            <text:p text:style-name="P2"><text:span text:style-name="T2">18. &gt;</text:span></text:p>
            <text:p text:style-name="P2"><text:span text:style-name="T2">19. &gt;</text:span></text:p>
            <text:p text:style-name="P2"><text:span text:style-name="T2">20. &gt;</text:span></text:p>
            <text:p text:style-name="P2"><text:span text:style-name="T2"/></text:p>
          </draw:text-box>
        </draw:frame>
        <draw:custom-shape draw:style-name="gr4" draw:text-style-name="P1" draw:layer="layout" svg:width="20.1cm" svg:height="0.4cm" svg:x="4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4cm" svg:height="0.607cm" svg:x="13cm" svg:y="1.7cm">
          <draw:text-box>
            <text:p text:style-name="P2"><text:span text:style-name="T1">Pylan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11:04:10</meta:creation-date>
    <dc:date>2015-07-03T13:29:06</dc:date>
    <meta:editing-duration>PT31M55S</meta:editing-duration>
    <meta:editing-cycles>4</meta:editing-cycles>
    <meta:generator>LibreOffice/3.6$Linux_ARM_EABI LibreOffice_project/360m1$Build-2</meta:generator>
    <meta:document-statistic meta:object-count="46"/>
  </office:meta>
</office:document-meta>
</file>